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Two_20_columns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Two_20_columns-outline1">
      <style:graphic-properties fo:min-height="8.884cm" loext:decorative="false"/>
      <style:paragraph-properties style:writing-mode="lr-tb"/>
    </style:style>
    <style:style style:name="pr5" style:family="presentation" style:parent-style-name="Two_20_columns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One_20_Column-outline1">
      <style:graphic-properties fo:min-height="8.884cm" loext:decorative="false"/>
      <style:paragraph-properties style:writing-mode="lr-tb"/>
    </style:style>
    <style:style style:name="pr8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text-properties fo:language="hu" fo:country="HU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language="hu" fo:country="HU"/>
    </style:style>
    <style:style style:name="P4" style:family="paragraph">
      <loext:graphic-properties draw:fill-color="#ffffff"/>
      <style:text-properties fo:font-size="20pt" fo:language="hu" fo:country="HU"/>
    </style:style>
    <style:style style:name="T1" style:family="text">
      <style:text-properties fo:language="hu" fo:country="HU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1" draw:layer="layout" svg:width="25cm" svg:height="3.473cm" svg:x="0.635cm" svg:y="8.255cm" presentation:class="title" presentation:user-transformed="true">
          <draw:text-box>
            <text:p text:style-name="P1">PawnHub szoftver technikai dokumentáció</text:p>
          </draw:text-box>
        </draw:frame>
        <draw:frame draw:style-name="gr1" draw:text-style-name="P2" draw:layer="layout" svg:width="12.7cm" svg:height="1.673cm" svg:x="11.43cm" svg:y="13.97cm">
          <draw:text-box>
            <text:p><text:span text:style-name="T1">Készítette</text:span>: Mikó Bálint, Benyeda Gábor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Two_20_columns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 text:style-name="P1">A probléma és a megoldása</text:p>
          </draw:text-box>
        </draw:frame>
        <draw:frame presentation:style-name="pr4" draw:text-style-name="P1" draw:layer="layout" svg:width="12.297cm" svg:height="9.134cm" svg:x="1.4cm" svg:y="3.175cm" presentation:class="outline" presentation:user-transformed="true">
          <draw:text-box>
            <text:list text:style-name="L3">
              <text:list-item>
                <text:p><text:span text:style-name="T1">Nem</text:span> volt <text:span text:style-name="T1">zálogházaknak</text:span> <text:span text:style-name="T1">menedzsmentben</text:span> <text:span text:style-name="T1">segítő</text:span> <text:span text:style-name="T1">illetve</text:span> <text:s/><text:span text:style-name="T1">zálogházakat</text:span> <text:span text:style-name="T1">ügyfelekkel</text:span> <text:span text:style-name="T1">centrikusan</text:span> <text:span text:style-name="T1">összekötő</text:span> program</text:p>
              </text:list-item>
            </text:list>
          </draw:text-box>
        </draw:frame>
        <draw:frame presentation:style-name="pr4" draw:text-style-name="P1" draw:layer="layout" svg:width="12.297cm" svg:height="9.134cm" svg:x="14.313cm" svg:y="3.175cm" presentation:class="outline" presentation:user-transformed="true">
          <draw:text-box>
            <text:list text:style-name="L3">
              <text:list-item>
                <text:p text:style-name="P1">PawnHub</text:p>
              </text:list-item>
              <text:list-item>
                <text:p text:style-name="P1">Standardizált platform</text:p>
              </text:list-item>
              <text:list-item>
                <text:p text:style-name="P1">Külömböző funkciók az ügyféli és zálogházi fiókok számára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A program funkciói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Felhasználói profil</text:p>
                <text:list>
                  <text:list-item>
                    <text:p><text:span text:style-name="T1">Zálogház</text:span> <text:span text:style-name="T1">vagy</text:span> <text:span text:style-name="T1">ügyfél</text:span></text:p>
                  </text:list-item>
                </text:list>
              </text:list-item>
              <text:list-item>
                <text:p><text:span text:style-name="T1">Automatikus</text:span> <text:span text:style-name="T1">lejáratú</text:span> <text:span text:style-name="T1">zálogkölcsönök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04T11:30:48.221000000</meta:creation-date>
    <meta:editing-duration>PT6M53S</meta:editing-duration>
    <meta:editing-cycles>3</meta:editing-cycles>
    <meta:generator>LibreOffice/24.8.5.2$Windows_x86 LibreOffice_project/fddf2685c70b461e7832239a0162a77216259f22</meta:generator>
    <dc:title>Portfolio</dc:title>
    <dc:date>2025-04-04T11:59:49.756000000</dc:date>
    <meta:document-statistic meta:object-count="70"/>
  </office:meta>
</office:document-meta>
</file>